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style:font-name="Times New Roman" officeooo:rsid="0004ad22" officeooo:paragraph-rsid="0004ad22"/>
    </style:style>
    <style:style style:name="P2" style:family="paragraph" style:parent-style-name="Standard">
      <style:paragraph-properties fo:line-height="200%" fo:text-align="center" style:justify-single-word="false"/>
      <style:text-properties style:font-name="Times New Roman" officeooo:rsid="0004ad22" officeooo:paragraph-rsid="0004ad22"/>
    </style:style>
    <style:style style:name="P3" style:family="paragraph" style:parent-style-name="Standard" style:list-style-name="L1">
      <style:paragraph-properties fo:line-height="200%" fo:text-align="start" style:justify-single-word="false"/>
      <style:text-properties style:font-name="Times New Roman" officeooo:rsid="0004ad22" officeooo:paragraph-rsid="0004ad22"/>
    </style:style>
    <style:style style:name="P4" style:family="paragraph" style:parent-style-name="Standard" style:list-style-name="L1">
      <style:paragraph-properties fo:margin-top="0in" fo:margin-bottom="0in" loext:contextual-spacing="false" fo:line-height="200%" fo:text-align="start" style:justify-single-word="false"/>
      <style:text-properties officeooo:rsid="0004ad22" officeooo:paragraph-rsid="0004ad22"/>
    </style:style>
    <style:style style:name="P5" style:family="paragraph" style:parent-style-name="Standard" style:list-style-name="L1">
      <style:paragraph-properties fo:margin-top="0in" fo:margin-bottom="0in" loext:contextual-spacing="false" fo:line-height="200%" fo:text-align="start" style:justify-single-word="false"/>
      <style:text-properties style:font-name="Times New Roman" officeooo:rsid="0004ad22" officeooo:paragraph-rsid="0004ad22"/>
    </style:style>
    <style:style style:name="P6" style:family="paragraph" style:parent-style-name="Standard" style:list-style-name="L1">
      <style:paragraph-properties fo:margin-top="0in" fo:margin-bottom="0in" loext:contextual-spacing="false" fo:line-height="200%" fo:text-align="start" style:justify-single-word="false"/>
      <style:text-properties style:font-name="Times New Roman" officeooo:rsid="00061520" officeooo:paragraph-rsid="0004ad22"/>
    </style:style>
    <style:style style:name="P7" style:family="paragraph" style:parent-style-name="Standard" style:list-style-name="L1">
      <style:paragraph-properties fo:margin-top="0in" fo:margin-bottom="0in" loext:contextual-spacing="false" fo:line-height="200%" fo:text-align="start" style:justify-single-word="false"/>
      <style:text-properties style:font-name="Times New Roman" officeooo:rsid="0009e774" officeooo:paragraph-rsid="0009e774"/>
    </style:style>
    <style:style style:name="P8" style:family="paragraph" style:parent-style-name="Standard">
      <style:paragraph-properties fo:margin-top="0in" fo:margin-bottom="0in" loext:contextual-spacing="false" fo:line-height="200%" fo:text-align="start" style:justify-single-word="false"/>
      <style:text-properties style:font-name="Times New Roman" officeooo:rsid="000b7955" officeooo:paragraph-rsid="000b7955"/>
    </style:style>
    <style:style style:name="P9" style:family="paragraph" style:parent-style-name="Standard" style:list-style-name="L2">
      <style:paragraph-properties fo:margin-top="0in" fo:margin-bottom="0in" loext:contextual-spacing="false" fo:line-height="200%" fo:text-align="start" style:justify-single-word="false"/>
      <style:text-properties style:font-name="Times New Roman" officeooo:rsid="000b7955" officeooo:paragraph-rsid="000b7955"/>
    </style:style>
    <style:style style:name="P10" style:family="paragraph" style:parent-style-name="Standard" style:list-style-name="L3">
      <style:paragraph-properties fo:margin-top="0in" fo:margin-bottom="0in" loext:contextual-spacing="false" fo:line-height="200%" fo:text-align="start" style:justify-single-word="false"/>
      <style:text-properties style:font-name="Times New Roman" officeooo:rsid="000b7955" officeooo:paragraph-rsid="000b7955"/>
    </style:style>
    <style:style style:name="P11" style:family="paragraph" style:parent-style-name="Standard" style:list-style-name="L1">
      <style:paragraph-properties fo:margin-top="0in" fo:margin-bottom="0in" loext:contextual-spacing="false" fo:line-height="200%" fo:text-align="start" style:justify-single-word="false"/>
      <style:text-properties officeooo:rsid="0009e774" officeooo:paragraph-rsid="0009e774"/>
    </style:style>
    <style:style style:name="P12" style:family="paragraph" style:parent-style-name="Standard" style:list-style-name="L2">
      <style:paragraph-properties fo:margin-top="0in" fo:margin-bottom="0in" loext:contextual-spacing="false" fo:line-height="200%" fo:text-align="start" style:justify-single-word="false"/>
      <style:text-properties officeooo:rsid="000b7955" officeooo:paragraph-rsid="000b7955"/>
    </style:style>
    <style:style style:name="T1" style:family="text">
      <style:text-properties style:font-name="Times New Roman"/>
    </style:style>
    <style:style style:name="T2" style:family="text">
      <style:text-properties style:font-name="Times New Roman" officeooo:rsid="00061520"/>
    </style:style>
    <style:style style:name="T3" style:family="text">
      <style:text-properties style:font-name="Times New Roman" officeooo:rsid="0007fd84"/>
    </style:style>
    <style:style style:name="T4" style:family="text">
      <style:text-properties style:font-name="Times New Roman" officeooo:rsid="0009e7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bram Jimenez-Loza</text:p>
      <text:p text:style-name="P1">Alberto Cerpa and Ashish Yadav</text:p>
      <text:p text:style-name="P1">CSE 160 - Computer Networks</text:p>
      <text:p text:style-name="P1">11 February 2019</text:p>
      <text:p text:style-name="P2">Project 1 – Flooding and Neighbor Discovery Discussion Questions and Design Choices</text:p>
      <text:p text:style-name="P8">Design choices:</text:p>
      <text:p text:style-name="P8"><text:tab/>For flooding:</text:p>
      <text:list xml:id="list1868354531010422953" text:style-name="L2">
        <text:list-item>
          <text:p text:style-name="P9">I immediately kill the message off and do not rebroadcast after TTL drops to 0. Does not matter if it reached the node at TTL = 0.</text:p>
        </text:list-item>
        <text:list-item>
          <text:p text:style-name="P12"><text:span text:style-name="T1">I used a list to hold all the packages it got and uniquely identify the package by it destination, source, and protocol number. This means if the package is the same source and destination, but different protocol number, I will still save this package to my package list at each node and rebroadcast.</text:span></text:p>
        </text:list-item>
      </text:list>
      <text:p text:style-name="P8"/>
      <text:p text:style-name="P8"><text:tab/>For neighbor discovery:</text:p>
      <text:list xml:id="list3140775684658987609" text:style-name="L3">
        <text:list-item>
          <text:p text:style-name="P10">I made TTL = 1 when I initially ping at each node. This ping happens every time the timer fires off.</text:p>
        </text:list-item>
        <text:list-item>
          <text:p text:style-name="P10">I also made source and destination equal to each other because logically, the destination for the ping back should be the source. I take advantage of this parity to identify neighbor discovery pings from regular pings and use TTL == 1 at all receivers to then reply back by decrementing TTL to 0 and changing source to the node it reached.</text:p>
        </text:list-item>
        <text:list-item>
          <text:p text:style-name="P10">When TTL is == 0, I check that the protocol is a reply and destination is equal to the node it comes back to.</text:p>
        </text:list-item>
        <text:list-item>
          <text:p text:style-name="P10">I also hash all nodes into a hashmap to keep a “list” of all the neighbors and iterate through the hashmap to print all the neighbo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4:12:23.576511244</meta:creation-date>
    <dc:date>2019-02-11T15:13:34.717755978</dc:date>
    <meta:editing-duration>PT1M42S</meta:editing-duration>
    <meta:editing-cycles>6</meta:editing-cycles>
    <meta:generator>LibreOffice/5.1.6.2$Linux_X86_64 LibreOffice_project/10m0$Build-2</meta:generator>
    <meta:document-statistic meta:table-count="0" meta:image-count="0" meta:object-count="0" meta:page-count="1" meta:paragraph-count="14" meta:word-count="251" meta:character-count="1352" meta:non-whitespace-character-count="1118"/>
  </office:meta>
</office:document-meta>
</file>